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5923979" text:style-name="L1">
        <text:list-item>
          <text:p text:style-name="P1">Initializing a variable:</text:p>
        </text:list-item>
      </text:list>
      <text:p text:style-name="Text_20_body">A variable can be initialized at the time of declaration using the following syntax:</text:p>
      <text:p text:style-name="Text_20_body">data_type variable_name = initial_value;</text:p>
      <text:p text:style-name="Text_20_body">For example, to initialize an integer variable named "num" with a value of 10, you can write:</text:p>
      <text:p text:style-name="Text_20_body">int num = 10;</text:p>
      <text:list xml:id="list2491761676" text:style-name="L2">
        <text:list-item>
          <text:p text:style-name="P2">Initializing an array:</text:p>
        </text:list-item>
      </text:list>
      <text:p text:style-name="Text_20_body">An array can be initialized at the time of declaration using the following syntax:</text:p>
      <text:p text:style-name="Text_20_body">data_type array_name[size] = {initial_values};</text:p>
      <text:p text:style-name="Text_20_body">For example, to initialize an array of integers named "numbers" with three values 10, 20, and 30, you can write:</text:p>
      <text:p text:style-name="Text_20_body">int numbers[3] = {10, 20, 30};</text:p>
      <text:list xml:id="list235598124" text:style-name="L3">
        <text:list-item>
          <text:p text:style-name="P3">Initializing a structure:</text:p>
        </text:list-item>
      </text:list>
      <text:p text:style-name="Text_20_body">A structure can be initialized at the time of declaration using the following syntax:</text:p>
      <text:p text:style-name="Text_20_body">struct structure_name {data_type member1; data_type member2;...} variable_name = {initial_values};</text:p>
      <text:p text:style-name="Text_20_body">For example, to initialize a structure named "student" with two members "name" and "age", you can write:</text:p>
      <text:p text:style-name="Text_20_body">struct student {char name[20]; int age;} s = {"John", 20};</text:p>
      <text:list xml:id="list1586599539" text:style-name="L4">
        <text:list-item>
          <text:p text:style-name="P4">Initializing a union:</text:p>
        </text:list-item>
      </text:list>
      <text:p text:style-name="Text_20_body">A union can be initialized at the time of declaration using the following syntax:</text:p>
      <text:p text:style-name="Text_20_body">union union_name {data_type member1; data_type member2;...} variable_name = {initial_value};</text:p>
      <text:p text:style-name="Text_20_body">For example, to initialize a union named "data" with two members "number" and "string", you can write:</text:p>
      <text:p text:style-name="Text_20_body">union data {int number; char string[20];} d = {10};</text:p>
      <text:list xml:id="list1819051456" text:style-name="L5">
        <text:list-item>
          <text:p text:style-name="P5">Initializing a pointer:</text:p>
        </text:list-item>
      </text:list>
      <text:p text:style-name="Text_20_body">A pointer can be initialized at the time of declaration using the following syntax:</text:p>
      <text:p text:style-name="Text_20_body">data_type *pointer_name = &amp;variable_name;</text:p>
      <text:p text:style-name="Text_20_body">For example, to initialize a pointer named "ptr" to point to an integer variable "num", you can write:</text:p>
      <text:p text:style-name="Text_20_body">int num = 10; int *ptr = #</text:p>
      <text:p text:style-name="Text_20_body">These are the basic types of initialization in C. There are also more advanced initialization techniques, such as dynamic initialization and aggregate initialization, which you can learn about as you advance in your knowledge of the language.</text:p>
      <text:p text:style-name="P12"><draw:frame draw:style-name="fr1" draw:name="Image1" text:anchor-type="as-char" svg:width="1.997cm" svg:height="0.998cm" draw:z-index="0"><draw:image xlink:href="Pictures/1000004E0000000000000000DB8080F90BBAFF57.svg" xlink:type="simple" xlink:show="embed" xlink:actuate="onLoad" loext:mime-type="image/svg+xml"/><draw:image/></draw:frame><draw:frame draw:style-name="fr2" draw:name="Image2" text:anchor-type="char" svg:width="0.041cm" svg:height="0.041cm" draw:z-index="1"><draw:image xlink:href="https://chat.openai.com/_next/image?url=https%3A%2F%2Flh3.googleusercontent.com%2Fa%2FAGNmyxaL_MqM8JvC55zfm1zHkcs9ySkjeYJxnMq4dAfU5w%3Ds96-c&amp;w=64&amp;q=75" xlink:type="simple" xlink:show="embed" xlink:actuate="onLoad" loext:mime-type=""/><svg:title>Vignesh. Km</svg:title></draw:frame></text:p>
      <text:p text:style-name="Text_20_body"><text:soft-page-break/>pleace continue</text:p>
      <text:list xml:id="list307684972" text:style-name="L6">
        <text:list-item>
          <text:p text:style-name="P6">Dynamic initialization:</text:p>
        </text:list-item>
      </text:list>
      <text:p text:style-name="Text_20_body">Dynamic initialization refers to initializing a variable at runtime using a function or an expression. For example, to initialize an integer variable named "sum" with the sum of two other integer variables "a" and "b", you can write:</text:p>
      <text:p text:style-name="Text_20_body">int a = 10, b = 20; int sum = a + b;</text:p>
      <text:list xml:id="list1360795590" text:style-name="L7">
        <text:list-item>
          <text:p text:style-name="P7">Aggregate initialization:</text:p>
        </text:list-item>
      </text:list>
      <text:p text:style-name="Text_20_body">Aggregate initialization is a type of initialization used for structures, arrays, and unions. It allows you to initialize all the members of a structure, array, or union with a single expression. For example, to initialize a structure named "person" with three members "name", "age", and "address", you can write:</text:p>
      <text:p text:style-name="Text_20_body">struct person { char name[20]; int age; char address[50]; } p = {"John", 30, "123 Main St"};</text:p>
      <text:p text:style-name="Text_20_body">In the above example, the values "John", 30, and "123 Main St" are used to initialize the members "name", "age", and "address" of the structure "person" respectively.</text:p>
      <text:list xml:id="list1027866694" text:style-name="L8">
        <text:list-item>
          <text:p text:style-name="P8">Zero initialization:</text:p>
        </text:list-item>
      </text:list>
      <text:p text:style-name="Text_20_body">Zero initialization sets all the bytes of a variable to zero. This type of initialization is automatically done for static and global variables. For example, to zero initialize an integer variable named "count", you can write:</text:p>
      <text:p text:style-name="Text_20_body">int count = 0;</text:p>
      <text:p text:style-name="Text_20_body">These are some of the common types of initialization in C. Proper initialization of variables is important to ensure that they contain valid values and to avoid undefined behavior in your program.</text:p>
      <text:list xml:id="list3092353358" text:style-name="L9">
        <text:list-item>
          <text:p text:style-name="P9">Initialization with macros:</text:p>
        </text:list-item>
      </text:list>
      <text:p text:style-name="Text_20_body">Macros can be used to initialize variables with predefined values. Macros are defined using the #define directive and are substituted at compile-time. For example, to define a macro named "PI" with a value of 3.14159, you can write:</text:p>
      <text:p text:style-name="Text_20_body">#define PI 3.14159</text:p>
      <text:p text:style-name="Text_20_body">Then, to initialize a variable named "radius" with the value of PI, you can write:</text:p>
      <text:p text:style-name="Text_20_body">float radius = PI;</text:p>
      <text:list xml:id="list2559195618" text:style-name="L10">
        <text:list-item>
          <text:p text:style-name="P10">Initialization with functions:</text:p>
        </text:list-item>
      </text:list>
      <text:p text:style-name="Text_20_body">Functions can be used to initialize variables with complex calculations or with values obtained from external sources such as user input or files. For example, to initialize an integer variable named "result" with the result of a function named "calculate_sum" that takes two integer arguments, you can write:</text:p>
      <text:p text:style-name="Text_20_body">int result = calculate_sum(10, 20);</text:p>
      <text:p text:style-name="Text_20_body">In the above example, the function "calculate_sum" returns the sum of its two integer arguments, 10 and 20, and this value is used to initialize the variable "result".</text:p>
      <text:list xml:id="list723554397" text:style-name="L11">
        <text:list-item>
          <text:p text:style-name="P11"><text:soft-page-break/>Initialization of multi-dimensional arrays:</text:p>
        </text:list-item>
      </text:list>
      <text:p text:style-name="Text_20_body">Multi-dimensional arrays can be initialized using nested braces. For example, to initialize a 2-dimensional integer array named "matrix" with two rows and three columns, you can write:</text:p>
      <text:p text:style-name="Text_20_body">int matrix[2][3] = {{1, 2, 3}, {4, 5, 6}};</text:p>
      <text:p text:style-name="Text_20_body">In the above example, the first row of the array is initialized with the values 1, 2, and 3, and the second row is initialized with the values 4, 5, and 6.</text:p>
      <text:p text:style-name="Text_20_body">These are some of the common ways to initialize variables in C. Initialization is an important part of writing efficient and error-free programs. By properly initializing variables, you can avoid undefined behavior and imp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7:28:10.204533818</meta:creation-date>
    <dc:date>2023-03-15T17:46:40.006220745</dc:date>
    <meta:editing-duration>PT18M29S</meta:editing-duration>
    <meta:editing-cycles>2</meta:editing-cycles>
    <meta:generator>LibreOffice/6.0.7.3$Linux_X86_64 LibreOffice_project/00m0$Build-3</meta:generator>
    <meta:document-statistic meta:table-count="0" meta:image-count="2" meta:object-count="0" meta:page-count="3" meta:paragraph-count="53" meta:word-count="766" meta:character-count="4729" meta:non-whitespace-character-count="4026"/>
  </office:meta>
</office:document-meta>
</file>